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007727ED471AD3F3.png" manifest:media-type="image/png"/>
  <manifest:file-entry manifest:full-path="Pictures/1000020100000280000001E040C07D0BE6C4F2BB.png" manifest:media-type="image/png"/>
  <manifest:file-entry manifest:full-path="Pictures/1000020100000280000001E01D86BB93E346F21B.png" manifest:media-type="image/png"/>
  <manifest:file-entry manifest:full-path="Pictures/1000020100000280000001E06592885FC7A527E2.png" manifest:media-type="image/png"/>
  <manifest:file-entry manifest:full-path="Pictures/1000020100000280000001E03A50A62D4739377B.png" manifest:media-type="image/png"/>
  <manifest:file-entry manifest:full-path="Pictures/1000020100000280000001E01222A06D47638FF0.png" manifest:media-type="image/png"/>
  <manifest:file-entry manifest:full-path="Pictures/1000020100000280000001E04EE6894A26D35F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085ed" officeooo:paragraph-rsid="001085ed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085ed" officeooo:paragraph-rsid="0010f242" style:font-weight-asian="normal" style:font-weight-complex="normal"/>
    </style:style>
    <style:style style:name="P3" style:family="paragraph" style:parent-style-name="Standard">
      <style:paragraph-properties fo:text-align="center" style:justify-single-word="false" fo:break-before="page"/>
      <style:text-properties fo:font-weight="normal" officeooo:rsid="001085ed" officeooo:paragraph-rsid="0011fe07" style:font-weight-asian="normal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fo:font-weight="normal" officeooo:rsid="001085ed" officeooo:paragraph-rsid="00133960" style:font-weight-asian="normal" style:font-weight-complex="normal"/>
    </style:style>
    <style:style style:name="T1" style:family="text">
      <style:text-properties officeooo:rsid="0010f242"/>
    </style:style>
    <style:style style:name="T2" style:family="text">
      <style:text-properties officeooo:rsid="0011fe07"/>
    </style:style>
    <style:style style:name="T3" style:family="text">
      <style:text-properties officeooo:rsid="0013396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oluted</text:p>
      <text:p text:style-name="P2"><draw:frame draw:style-name="fr1" draw:name="Image1" text:anchor-type="as-char" svg:width="16.256cm" svg:height="12.192cm" draw:z-index="0"><draw:image xlink:href="Pictures/1000020100000280000001E01D86BB93E346F21B.png" xlink:type="simple" xlink:show="embed" xlink:actuate="onLoad" loext:mime-type="image/png"/></draw:frame><draw:frame draw:style-name="fr1" draw:name="Image2" text:anchor-type="as-char" svg:width="16.256cm" svg:height="12.192cm" draw:z-index="1"><draw:image xlink:href="Pictures/1000020100000280000001E040C07D0BE6C4F2BB.png" xlink:type="simple" xlink:show="embed" xlink:actuate="onLoad" loext:mime-type="image/png"/></draw:frame></text:p>
      <text:p text:style-name="P3"><text:span text:style-name="T1">Convoluted</text:span><draw:frame draw:style-name="fr1" draw:name="Image3" text:anchor-type="as-char" svg:width="16.256cm" svg:height="12.192cm" draw:z-index="2"><draw:image xlink:href="Pictures/1000020100000280000001E03A50A62D4739377B.png" xlink:type="simple" xlink:show="embed" xlink:actuate="onLoad" loext:mime-type="image/png"/></draw:frame><draw:frame draw:style-name="fr1" draw:name="Image4" text:anchor-type="as-char" svg:width="16.256cm" svg:height="12.192cm" draw:z-index="3"><draw:image xlink:href="Pictures/1000020100000280000001E06592885FC7A527E2.png" xlink:type="simple" xlink:show="embed" xlink:actuate="onLoad" loext:mime-type="image/png"/></draw:frame></text:p>
      <text:p text:style-name="P4"><text:span text:style-name="T2">convoluted</text:span><draw:frame draw:style-name="fr1" draw:name="Image5" text:anchor-type="as-char" svg:width="16.256cm" svg:height="12.192cm" draw:z-index="4"><draw:image xlink:href="Pictures/1000020100000280000001E04EE6894A26D35FA8.png" xlink:type="simple" xlink:show="embed" xlink:actuate="onLoad" loext:mime-type="image/png"/></draw:frame></text:p>
      <text:p text:style-name="P4"><text:span text:style-name="T3">Convoluted</text:span><draw:frame draw:style-name="fr1" draw:name="Image6" text:anchor-type="as-char" svg:width="16.256cm" svg:height="12.192cm" draw:z-index="5"><draw:image xlink:href="Pictures/1000020100000280000001E01222A06D47638FF0.png" xlink:type="simple" xlink:show="embed" xlink:actuate="onLoad" loext:mime-type="image/png"/></draw:frame><draw:frame draw:style-name="fr1" draw:name="Image7" text:anchor-type="as-char" svg:width="16.256cm" svg:height="12.192cm" draw:z-index="6"><draw:image xlink:href="Pictures/1000020100000280000001E0007727ED471AD3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3:09:12.989442310</meta:creation-date>
    <dc:date>2019-03-21T16:07:25.899967946</dc:date>
    <meta:editing-duration>PT4M52S</meta:editing-duration>
    <meta:editing-cycles>10</meta:editing-cycles>
    <meta:generator>LibreOffice/6.0.7.3$Linux_X86_64 LibreOffice_project/00m0$Build-3</meta:generator>
    <meta:document-statistic meta:table-count="0" meta:image-count="7" meta:object-count="0" meta:page-count="4" meta:paragraph-count="5" meta:word-count="4" meta:character-count="40" meta:non-whitespace-character-count="40"/>
  </office:meta>
</office:document-meta>
</file>